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22pt" style:font-size-asian="28pt" style:font-size-complex="28pt"/>
    </style:style>
    <style:style style:name="P3" style:family="paragraph">
      <style:text-properties fo:font-size="24pt" style:font-size-asian="32pt" style:font-size-complex="32pt"/>
    </style:style>
    <style:style style:name="P4" style:family="paragraph">
      <style:text-properties fo:font-size="28pt" style:font-size-asian="40pt" style:font-size-complex="40pt"/>
    </style:style>
    <style:style style:name="P5" style:family="paragraph">
      <style:text-properties fo:font-size="26pt" style:font-size-asian="36pt" style:font-size-complex="36pt"/>
    </style:style>
    <style:style style:name="T1" style:family="text">
      <style:text-properties style:text-position="0% 100%"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22pt" style:font-size-asian="28pt" style:font-size-complex="28pt"/>
    </style:style>
    <style:style style:name="T5" style:family="text">
      <style:text-properties fo:font-size="24pt" style:font-size-asian="32pt" style:font-size-complex="32pt"/>
    </style:style>
    <style:style style:name="T6" style:family="text">
      <style:text-properties fo:font-size="28pt" style:font-size-asian="40pt" style:font-size-complex="40pt"/>
    </style:style>
    <style:style style:name="T7" style:family="text">
      <style:text-properties fo:font-size="2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draw:text-box>
            <text:p>Man versteht unter einem <text:span text:style-name="T1">Massenpunkt</text:span> einen physikalischen Körper mit einer Masse <text:span text:style-name="T2">m</text:span>, aber mit allseitig vernachlässigbarer Ausdehnu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draw:text-box>
            <text:p>Die <text:span text:style-name="T3">Kinematik</text:span> stellt die mathematischen und physikalischen Begriffe zusammen, um die Bewegung eines Massenpunktes zu beschreib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draw:text-box>
            <text:p>Die Bahnkurve ist die zeitliche Abfolge der Aufenthaltsorte eines Körpers oder Massenpunktes:</text:p>
            <text:p><text:span text:style-name="T3">r</text:span>(t)</text:p>
          </draw:text-box>
        </draw:frame>
        <draw:frame draw:style-name="gr2" draw:text-style-name="P1" draw:layer="layout" svg:width="14.182cm" svg:height="2.506cm" svg:x="6.908cm" svg:y="13.246cm">
          <text:p/>
          <draw:object xlink:href="../Bahnkurv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draw:text-box>
            <text:p>Der Ortsvektor beschreibt den Aufenthaltsort eines Körpers zum Zeitpunkt t:</text:p>
            <text:p><text:span text:style-name="T3">r</text:span>(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draw:text-box>
            <text:p>Die Geschwindigkeit ist die Änderung des Geschwindigkeitsvektors mit der Zeit, also seine zeitliche Ableitung:</text:p>
            <text:p><text:s/><text:span text:style-name="T3">v</text:span>(t)</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draw:text-box>
            <text:p>Die Beschleunigung ist die Änderung des Ortsvektors mit der Zeit, also seine zeitliche Ableitung:</text:p>
            <text:p><text:span text:style-name="T3">a</text:span>(t)</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4.498cm" svg:x="1.4cm" svg:y="0.341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4.498cm" svg:x="1.4cm" svg:y="0.341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Sie die Newton'schen Axiom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4.498cm" svg:x="1.4cm" svg:y="0.341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2" draw:layer="layout" svg:width="25.199cm" svg:height="4.929cm" svg:x="1.4cm" svg:y="0.125cm" presentation:class="title" presentation:user-transformed="true">
          <draw:text-box>
            <text:p text:style-name="P2"><text:span text:style-name="T4">Wie hängt die Endgeschwindigkeit eines Körpers der Masse m, der mit der Anfangsgeschwindigkeit Null in der Höhe h im Schwerefeld der Erde losgelassen wird, beim Aufprall auf der Erde von der Höhe h und von der Masse m a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2" draw:layer="layout" svg:width="25.199cm" svg:height="4.929cm" svg:x="1.4cm" svg:y="0.125cm" presentation:class="title" presentation:user-transformed="true">
          <draw:text-box>
            <text:p text:style-name="P2"><text:span text:style-name="T4">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4.498cm" svg:x="1.4cm" svg:y="0.341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4.498cm" svg:x="1.4cm" svg:y="0.341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4.498cm" svg:x="1.4cm" svg:y="0.341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3" draw:layer="layout" svg:width="25.199cm" svg:height="4.027cm" svg:x="1.4cm" svg:y="0.575cm" presentation:class="title" presentation:user-transformed="true">
          <draw:text-box>
            <text:p text:style-name="P3"><text:span text:style-name="T5">Stellen Sie die Bewegungsgleichung des freien, gedämpften, linearen harmonischen Oszillators auf (Stokes'sche Reibung). Wann liegt der Schwingfall, Kriechfall oder aperiodische Grenzfall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4.714cm" svg:x="1.4cm" svg:y="0.233cm" presentation:class="title" presentation:user-transformed="true">
          <draw:text-box>
            <text:p text:style-name="P4"><text:span text:style-name="T6">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4.498cm" svg:x="1.4cm" svg:y="0.341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text-style-name="P4" draw:layer="layout" svg:width="25.199cm" svg:height="4.714cm" svg:x="1.4cm" svg:y="0.232cm" presentation:class="title" presentation:user-transformed="true">
          <draw:text-box>
            <text:p text:style-name="P4"><text:span text:style-name="T6">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text-style-name="P3" draw:layer="layout" svg:width="25.199cm" svg:height="4.027cm" svg:x="1.4cm" svg:y="0.574cm" presentation:class="title" presentation:user-transformed="true">
          <draw:text-box>
            <text:p text:style-name="P3"><text:span text:style-name="T5">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4.498cm" svg:x="1.4cm" svg:y="0.341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4.498cm" svg:x="1.4cm" svg:y="0.341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4.498cm" svg:x="1.4cm" svg:y="0.341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2" draw:layer="layout" svg:width="25.199cm" svg:height="4.929cm" svg:x="1.4cm" svg:y="0.124cm" presentation:class="title" presentation:user-transformed="true">
          <draw:text-box>
            <text:p text:style-name="P2"><text:span text:style-name="T4">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4.498cm" svg:x="1.4cm" svg:y="0.341cm" presentation:class="title" presentation:user-transformed="true">
          <draw:text-box>
            <text:p>Diskutieren Sie mit Hilfe des Potentials qualitativ die eindimensionale Bewegung d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5" draw:layer="layout" svg:width="25.199cm" svg:height="4.384cm" svg:x="1.4cm" svg:y="0.398cm" presentation:class="title" presentation:user-transformed="true">
          <draw:text-box>
            <text:p text:style-name="P5"><text:span text:style-name="T7">Welche Arbeit muss geleistet werden, um einen Massenpunkt im Feld F = F(r, r° , t) um die Strecke dr zu verschieben? Diskutieren Sie insbesondere das Vorzei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4.498cm" svg:x="1.4cm" svg:y="0.341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4.498cm" svg:x="1.4cm" svg:y="0.341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4.498cm" svg:x="1.4cm" svg:y="0.341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4.498cm" svg:x="1.4cm" svg:y="0.341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rima" svg:font-family="Ebrima" style:font-adornments="Regular" style:font-pitch="variable"/>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1-21T17:50:21.199000000</dc:date>
    <meta:document-statistic meta:object-count="338"/>
  </office:meta>
</office:document-meta>
</file>